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2.6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2" table:default-cell-style-name="Default"/>
        <table:table-column table:style-name="co1" table:number-columns-repeated="9" table:default-cell-style-name="ce7"/>
        <table:table-row table:style-name="ro2">
          <table:table-cell table:style-name="ce3" office:value-type="string" calcext:value-type="string">
            <text:p>1-е слагаемое: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 office:value-type="string" calcext:value-type="string">
            <text:p>Сумма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Лист3" table:style-name="ta2">
        <table:table-column table:style-name="co3" table:default-cell-style-name="Default"/>
        <table:table-column table:style-name="co1" table:number-columns-repeated="8" table:default-cell-style-name="Default"/>
        <table:table-row table:style-name="ro3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4" table:style-name="ta2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<text:span text:style-name="T1">AND </text:span><text:span text:style-name="T2">Y: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2">X </text:span><text:span text:style-name="T1">OR</text:span><text:span text:style-name="T2"> Y:</text:span>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<text:span text:style-name="T1">XOR </text:span><text:span text:style-name="T2">Y: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7" table:style-name="ta2">
        <table:table-column table:style-name="co1" table:number-columns-repeated="8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AND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 1: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13:26:36.39690334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3:26:36.637186355</meta:creation-date>
    <dc:title>Таблица</dc:title>
    <meta:generator>LibreOffice/7.6.7.2$Linux_X86_64 LibreOffice_project/60$Build-2</meta:generator>
    <meta:editing-duration>PT1H4M16S</meta:editing-duration>
    <meta:editing-cycles>2</meta:editing-cycles>
    <dc:date>2026-04-22T14:30:52.495479491</dc:date>
    <meta:document-statistic meta:table-count="8" meta:cell-count="312" meta:object-count="0"/>
    <meta:template xlink:type="simple" xlink:actuate="onRequest" xlink:title="Таблица" xlink:href="../../../../../usr/lib/libreoffice/share/template/common/ШАБЛОН_ЭЛЕКТРОННОЙ_ТАБЛИЦЫ_2019-07-22.ots" meta:date="2026-04-22T13:26:36.482169508"/>
  </office:meta>
</office:document-meta>
</file>